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2cm" fo:margin-bottom="0.102cm"/>
      <style:text-properties style:font-name="Arial"/>
    </style:style>
    <style:style style:name="P2" style:family="paragraph" style:parent-style-name="Standard">
      <style:paragraph-properties fo:margin-top="0.102cm" fo:margin-bottom="0.102cm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.102cm" fo:margin-bottom="0.102cm"/>
      <style:text-properties style:font-name="Arial" fo:font-size="14pt" fo:font-style="normal" style:text-underline-style="none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top="0.102cm" fo:margin-bottom="0.102cm"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.102cm" fo:margin-bottom="0.102cm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margin-top="0.102cm" fo:margin-bottom="0.102cm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top="0.102cm" fo:margin-bottom="0.102cm"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margin-top="0.102cm" fo:margin-bottom="0.102cm"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Standard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17" style:family="paragraph" style:parent-style-name="Standard">
      <style:paragraph-properties fo:margin-top="0.102cm" fo:margin-bottom="0.102cm" fo:text-align="start" style:justify-single-word="false"/>
      <style:text-properties style:font-name="Arial"/>
    </style:style>
    <style:style style:name="P18" style:family="paragraph" style:parent-style-name="Standard">
      <style:paragraph-properties fo:margin-top="0.102cm" fo:margin-bottom="0.102cm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margin-top="0.102cm" fo:margin-bottom="0.102cm" fo:text-align="center" style:justify-single-word="false"/>
      <style:text-properties style:font-name="Arial" fo:font-weight="normal" style:font-weight-asian="normal" style:font-weight-complex="normal"/>
    </style:style>
    <style:style style:name="P20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102cm" fo:margin-bottom="0.102cm" fo:text-align="center" style:justify-single-word="false"/>
      <style:text-properties style:font-name="Arial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.102cm" fo:margin-bottom="0.102cm"/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margin-top="0.102cm" fo:margin-bottom="0.102cm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Standard">
      <style:paragraph-properties fo:margin-top="0.102cm" fo:margin-bottom="0.102cm" fo:text-align="start" style:justify-single-word="false" fo:padding="0.074cm" fo:border-left="none" fo:border-right="none" fo:border-top="none" fo:border-bottom="0.035cm solid #000000" style:join-border="false"/>
      <style:text-properties style:font-name="Arial"/>
    </style:style>
    <style:style style:name="P26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/>
    </style:style>
    <style:style style:name="P27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normal" style:font-weight-asian="normal" style:font-weight-complex="normal"/>
    </style:style>
    <style:style style:name="P28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102cm" fo:margin-bottom="0.102cm" fo:text-align="center" style:justify-single-word="false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102cm" fo:margin-bottom="0.102cm" fo:padding="0.074cm" fo:border-left="none" fo:border-right="none" fo:border-top="none" fo:border-bottom="0.035cm solid #000000" style:join-border="false"/>
      <style:text-properties style:font-name="Arial" fo:font-weight="bold" style:font-weight-asian="bold" style:font-weight-complex="bold"/>
    </style:style>
    <style:style style:name="P31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7">
      <style:paragraph-properties fo:margin-top="0.102cm" fo:margin-bottom="0.102cm"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4pt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5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6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top="0.102cm" fo:margin-bottom="0.102cm"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margin-top="0.102cm" fo:margin-bottom="0.102cm"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3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 style:list-style-name="L4">
      <style:paragraph-properties fo:margin-top="0.102cm" fo:margin-bottom="0.102cm" fo:text-align="start" style:justify-single-word="false"/>
      <style:text-properties style:font-name="Arial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 style:list-style-name="L8">
      <style:paragraph-properties fo:margin-top="0.102cm" fo:margin-bottom="0.102cm"/>
      <style:text-properties style:font-name="Arial" fo:font-weight="bold" fo:background-color="#ffffff" style:font-weight-asian="bold" style:font-weight-complex="bold"/>
    </style:style>
    <style:style style:name="P52" style:family="paragraph" style:parent-style-name="Standard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3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4" style:family="paragraph" style:parent-style-name="Standard" style:list-style-name="L1">
      <style:paragraph-properties fo:margin-top="0.102cm" fo:margin-bottom="0.102cm" fo:text-align="center" style:justify-single-word="false"/>
      <style:text-properties style:font-name="Arial" fo:font-size="18pt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 style:list-style-name="L10">
      <style:paragraph-properties fo:margin-top="0.102cm" fo:margin-bottom="0.102cm"/>
      <style:text-properties style:font-name="Arial"/>
    </style:style>
    <style:style style:name="P56" style:family="paragraph" style:parent-style-name="Standard">
      <style:paragraph-properties fo:margin-top="0.102cm" fo:margin-bottom="0.102cm"/>
      <style:text-properties style:font-name="Arial" fo:font-weight="normal" style:font-weight-asian="normal" style:font-weight-complex="normal"/>
    </style:style>
    <style:style style:name="P57" style:family="paragraph" style:parent-style-name="Standard" style:list-style-name="L9">
      <style:paragraph-properties fo:margin-top="0.102cm" fo:margin-bottom="0.102cm" fo:text-align="start" style:justify-single-word="false"/>
      <style:text-properties fo:font-weight="bold" style:font-weight-asian="bold" style:font-weight-complex="bold"/>
    </style:style>
    <style:style style:name="P58" style:family="paragraph" style:parent-style-name="Standard">
      <style:paragraph-properties fo:margin-top="0.102cm" fo:margin-bottom="0.102cm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9" style:family="paragraph" style:parent-style-name="Standard" style:list-style-name="L11">
      <style:paragraph-properties fo:margin-top="0.102cm" fo:margin-bottom="0.102cm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0" style:family="paragraph" style:parent-style-name="Standard">
      <style:paragraph-properties fo:margin-top="0.102cm" fo:margin-bottom="0.102cm" fo:text-align="center" style:justify-single-word="false" fo:padding="0.074cm" fo:border-left="none" fo:border-right="none" fo:border-top="none" fo:border-bottom="0.035cm solid #000000" style:join-border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background-color="#ff333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asos de uso</text:p>
      <text:p text:style-name="P3"><text:s text:c="2"/>Lista de casos de uso:</text:p>
      <text:p text:style-name="P3"/>
      <text:p text:style-name="P4"><text:s/><text:tab/><text:span text:style-name="T1">En </text:span>negrita<text:span text:style-name="T1"> el requerimiento.</text:span></text:p>
      <text:p text:style-name="P6"><text:tab/>Enumerado el caso de uso.</text:p>
      <text:p text:style-name="P4"><text:span text:style-name="T1"><text:tab/></text:span><text:span text:style-name="T7">Subrayado</text:span><text:span text:style-name="T1"> precondiciones y postcondiciones</text:span></text:p>
      <text:p text:style-name="P6"/>
      <text:list xml:id="list4010549434542730600" text:style-name="L1">
        <text:list-item>
          <text:p text:style-name="P31">Login</text:p>
          <text:p text:style-name="P33">Gestion de estudiantes(Precondición)</text:p>
        </text:list-item>
      </text:list>
      <text:list xml:id="list9040308686696374822" text:style-name="L2">
        <text:list-item>
          <text:p text:style-name="P45">Login estudiante</text:p>
          <text:p text:style-name="P48">Acceder a la ventana de formularios(Post condición)</text:p>
        </text:list-item>
        <text:list-item>
          <text:p text:style-name="P45">Login Administrador</text:p>
          <text:p text:style-name="P48">Acceder a las ventanas de gestion(Post condición)</text:p>
          <text:p text:style-name="P45"/>
        </text:list-item>
      </text:list>
      <text:list xml:id="list30421214" text:continue-list="list4010549434542730600" text:style-name="L1">
        <text:list-item>
          <text:p text:style-name="P31">Formularios de beca </text:p>
          <text:p text:style-name="P46"><text:s text:c="4"/><text:span text:style-name="T4"><text:s/>I</text:span><text:span text:style-name="T5">ngreso al sistema como Estudiante(pre condición).</text:span></text:p>
        </text:list-item>
      </text:list>
      <text:list xml:id="list8333756008762128957" text:style-name="L3">
        <text:list-item>
          <text:list>
            <text:list-item>
              <text:p text:style-name="P47">Validación de los datos que ingresa un estudiante</text:p>
            </text:list-item>
            <text:list-item>
              <text:p text:style-name="P47">Registro de los datos que ingresa un estudiante</text:p>
            </text:list-item>
            <text:list-item>
              <text:p text:style-name="P47">Envio de la solicitud </text:p>
            </text:list-item>
            <text:list-item>
              <text:p text:style-name="P47">Elección de la cita para firmar</text:p>
              <text:p text:style-name="P49">Conclusión del proceso (post condiciones).</text:p>
              <text:p text:style-name="P49"/>
            </text:list-item>
          </text:list>
        </text:list-item>
      </text:list>
      <text:list xml:id="list6393854188435727591" text:style-name="L4">
        <text:list-item>
          <text:p text:style-name="P38">Gestion en las fichas de solicitud de beca</text:p>
          <text:p text:style-name="P38"><text:s/><text:tab/><text:span text:style-name="T7">I</text:span><text:span text:style-name="T6">ngreso al sistema como Admin (pre condición).</text:span></text:p>
          <text:list>
            <text:list-header>
              <text:p text:style-name="P50"><text:s text:c="4"/>Finalización del proceso de formularios de beca (pre condición).</text:p>
            </text:list-header>
          </text:list>
        </text:list-item>
      </text:list>
      <text:list xml:id="list1812045891033183614" text:style-name="L5">
        <text:list-item>
          <text:list>
            <text:list-item>
              <text:list>
                <text:list-item>
                  <text:p text:style-name="P41">Mostrar datos de la ficha de un estudiante (Según parámetros)</text:p>
                </text:list-item>
                <text:list-item>
                  <text:p text:style-name="P41">Modificar datos de la ficha de un estudiante</text:p>
                </text:list-item>
                <text:list-item>
                  <text:p text:style-name="P41">Borrar datos de la ficha de un estudiante (borrado lógico)</text:p>
                </text:list-item>
                <text:list-item>
                  <text:p text:style-name="P41">Determinar aprovación o denegación de la beca</text:p>
                </text:list-item>
                <text:list-item>
                  <text:p text:style-name="P41">B<text:span text:style-name="T9">uscar estudiantes por su numero de cédula en la tabla de ficha de solicitud de beca.</text:span></text:p>
                  <text:p text:style-name="P34"><text:soft-page-break/>Almacenamiento del reporte (post condición)</text:p>
                </text:list-item>
              </text:list>
            </text:list-item>
          </text:list>
        </text:list-item>
      </text:list>
      <text:p text:style-name="P9"/>
      <text:list xml:id="list847871525571509477" text:style-name="L6">
        <text:list-item>
          <text:p text:style-name="P39">Gestion de estudiantes</text:p>
          <text:p text:style-name="P35">Login de admin.</text:p>
          <text:p text:style-name="P42">1. Ventana de gestion de estudiantes</text:p>
          <text:p text:style-name="P42">2. Insertar y actualizar estudiantes por cada matricula.</text:p>
          <text:p text:style-name="P42">3. Borrar estudiantes descontinuados.</text:p>
          <text:p text:style-name="P42">4. Consulta de estudiantes (???)</text:p>
        </text:list-item>
      </text:list>
      <text:list xml:id="list30414946" text:continue-list="list6393854188435727591" text:style-name="L4">
        <text:list-item>
          <text:p text:style-name="P38">Generar reporte</text:p>
          <text:list>
            <text:list-header>
              <text:p text:style-name="P50">Envio de la solicitud del estudiante (pre condición).</text:p>
              <text:p text:style-name="P38"><text:span text:style-name="T7">I</text:span><text:span text:style-name="T6">ngreso al sistema como Admin (pre condición).</text:span></text:p>
            </text:list-header>
          </text:list>
          <text:p text:style-name="P43">1. Mostrar reporte de estudiantes (“ficha de solicitud de beca”).</text:p>
          <text:p text:style-name="P43">2. Almacenar los reportes aprovados para beca en la PC.</text:p>
        </text:list-item>
      </text:list>
      <text:p text:style-name="P8"/>
      <text:list xml:id="list30412345" text:continue-numbering="true" text:style-name="L4">
        <text:list-item>
          <text:p text:style-name="P38">Una base de datos</text:p>
          <text:list>
            <text:list-item>
              <text:list>
                <text:list-header>
                  <text:p text:style-name="P36">Tabla parámetros (pre condición).</text:p>
                </text:list-header>
              </text:list>
              <text:p text:style-name="P43">1. CRUD Estudiante (Correo electrónico previo ?)</text:p>
            </text:list-item>
          </text:list>
        </text:list-item>
      </text:list>
      <text:list xml:id="list3105006667116206079" text:style-name="L7">
        <text:list-item>
          <text:list>
            <text:list-item>
              <text:list>
                <text:list-item>
                  <text:p text:style-name="P44">CRUD Rutas</text:p>
                </text:list-item>
                <text:list-item>
                  <text:p text:style-name="P44">CRUD Dirección</text:p>
                </text:list-item>
                <text:list-item>
                  <text:p text:style-name="P44">CRUD Familia</text:p>
                </text:list-item>
                <text:list-item>
                  <text:p text:style-name="P44">CRUD Encargado</text:p>
                </text:list-item>
                <text:list-item>
                  <text:p text:style-name="P44">CRUD DatosCentro educativo</text:p>
                </text:list-item>
                <text:list-item>
                  <text:p text:style-name="P44">CRUD Estudiantes_Borrados</text:p>
                  <text:p text:style-name="P37">Tabla Bitacora (post condición).</text:p>
                </text:list-item>
              </text:list>
            </text:list-item>
          </text:list>
        </text:list-item>
      </text:list>
      <text:list xml:id="list30408722" text:continue-list="list30412345" text:style-name="L4">
        <text:list-header>
          <text:p text:style-name="P43"><text:s text:c="4"/></text:p>
        </text:list-header>
        <text:list-item>
          <text:p text:style-name="P38">Firma de documentos almacenados</text:p>
          <text:p text:style-name="P43">1. Firmar todos los reportes almacenados en la PC con (Firma digital)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20">Descripción de casos de uso</text:p>
      <text:p text:style-name="P21">Login</text:p>
      <text:p text:style-name="P5"><text:s text:c="3"/>Login de estudiante y administrador</text:p>
      <text:p text:style-name="P16">__________________________________________________________________________</text:p>
      <text:p text:style-name="P16">Requermiento Login</text:p>
      <text:p text:style-name="P16">Caso de uso: Login de estudiante</text:p>
      <text:list xml:id="list8091396106156900783" text:style-name="L8">
        <text:list-item>
          <text:p text:style-name="P51">Flujo básico S(sistema) U(usuario)</text:p>
        </text:list-item>
      </text:list>
      <text:p text:style-name="P1">(U) ingresa al sistema</text:p>
      <text:p text:style-name="P1">(S) Consulta cedulas de base de datos</text:p>
      <text:p text:style-name="P1">(U) 1. Registra el numero de cédula y el password</text:p>
      <text:p text:style-name="P1">(S) 2. Valida, verifica el numero de cédula desde el cliente</text:p>
      <text:p text:style-name="P1">(U) 3. Le da click al boton de submit (ingresar)</text:p>
      <text:p text:style-name="P1">(S) 4. Se envia una consulta a la base de datos con la cedula y el pasword registrados, para verificar si el estudiante ingreso el password correctamente.</text:p>
      <text:p text:style-name="P1">(S) 5.Se muestra el formulario de beca.</text:p>
      <text:p text:style-name="P14">__________________________________________________________________________</text:p>
      <text:p text:style-name="P14">Caso de uso: Login estudiante</text:p>
      <text:list xml:id="list1061367729720964830" text:style-name="L9">
        <text:list-item>
          <text:p text:style-name="P57"><text:span text:style-name="T2">Flujo alterno: </text:span><text:span text:style-name="T2">Mal ingreso de password<text:tab/></text:span></text:p>
        </text:list-item>
      </text:list>
      <text:p text:style-name="P17"><text:tab/>(S)4.1 No encuentra coincidencia en la base de datos</text:p>
      <text:p text:style-name="P17"><text:tab/>(S)4.2 Envia mensaje,de contraseña incorrecta el mensaje dirá: ""</text:p>
      <text:p text:style-name="P25"><text:tab/>(S)4.3 vuelve al paso 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quermiento Login</text:p>
      <text:p text:style-name="P13">Caso de uso: Login de admin</text:p>
      <text:p text:style-name="P13">1. <text:s/>Flujo básico S(sistema) U(usuario)</text:p>
      <text:p text:style-name="P13">__________________________________________________________________________</text:p>
      <text:p text:style-name="P17">(U) 1. Ingreso al sistema </text:p>
      <text:p text:style-name="P17">(U) 1. Registra el numero de cédula y el password</text:p>
      <text:p text:style-name="P17">(U) 3. Le da click al boton de submit (ingresar)</text:p>
      <text:p text:style-name="P17">(S) 4. Se envia una consulta a la base de datos con la cedula y el pasword registrados, para verificar si el usuario admin puede ingresar correctamente.</text:p>
      <text:p text:style-name="P25">(S)5. Despliega la ventana de gestion de becas</text:p>
      <text:p text:style-name="P13"/>
      <text:p text:style-name="P13">___________________________________________</text:p>
      <text:p text:style-name="P13"><text:s text:c="2"/>Caso de uso: Login admin.</text:p>
      <text:p text:style-name="P13"><text:s text:c="2"/>Flujo alterno: Mal ingreso de datos...</text:p>
      <text:p text:style-name="P13">__________________________________________________________________________</text:p>
      <text:p text:style-name="P1">(s) 4.1 Determina que no escribio el usuario o el password correcto.</text:p>
      <text:p text:style-name="P26">(s) 4.2 Se envia un mensaje al usuario para que reintente ingresar.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30435109" text:continue-list="list30421214" text:style-name="L1">
        <text:list-header>
          <text:p text:style-name="P53"><text:soft-page-break/>Descripción de casos de uso</text:p>
          <text:p text:style-name="P32">Ingreso de información al formulario de beca</text:p>
        </text:list-header>
      </text:list>
      <text:p text:style-name="P15">__________________________________________________________________________</text:p>
      <text:p text:style-name="P13">Requerimiento: Ingreso de información al formulario de beca</text:p>
      <text:p text:style-name="P13">Caso de uso: Formulario de beca</text:p>
      <text:p text:style-name="P13">1. <text:s/>Flujo básico S(sistema) U(usuario)</text:p>
      <text:p text:style-name="P13">__________________________________________________________________________</text:p>
      <text:p text:style-name="P1">(u) 1. Ingresa al formulario de beca</text:p>
      <text:p text:style-name="P1">(u) 2. Ingresa información personal y familiar a los campos del formulario</text:p>
      <text:p text:style-name="P1">(s) 3. Indica al usuario que debe elegir la fecha para firmar el documento. <text:s/>con el mensaje=""</text:p>
      <text:p text:style-name="P1">(u) 4. Ingresa la fecha.</text:p>
      <text:p text:style-name="P1">(s) 5. Valida la información digitada.</text:p>
      <text:p text:style-name="P1">(u) 6. Le da al boton submit para enviar su información</text:p>
      <text:p text:style-name="P1">(s) 7 Calcula el percapita y condición socioeconómica del estudiante.</text:p>
      <text:p text:style-name="P1">(s) 8. Inserta la información del estudiante a la base de datos. </text:p>
      <text:p text:style-name="P1">(s) 9 Muestra el mensaje confirmación al estudiante: msj = ""</text:p>
      <text:p text:style-name="P1">(s) 10 Envia correo electrónico de recordatorio para la firma presencial del declaración jurada</text:p>
      <text:p text:style-name="P1">(s) 11 Guardará la cita del padre o encargado, a la institución.</text:p>
      <text:p text:style-name="P1">(u) Se sale del sitio de beca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list xml:id="list30414883" text:continue-numbering="true" text:style-name="L1">
        <text:list-header>
          <text:p text:style-name="P54">Descripción de casos de uso</text:p>
          <text:p text:style-name="P40">Gestion en las fichas de solicitud de beca</text:p>
        </text:list-header>
      </text:list>
      <text:p text:style-name="P13">__________________________________________________________________________</text:p>
      <text:p text:style-name="P1">Requerimiento Gestion de fichas de solicitud de beca.</text:p>
      <text:p text:style-name="P1">Caso de uso: Menu emergente para consulta</text:p>
      <text:p text:style-name="P1">1. <text:s/>Flujo básico S(sistema) U(usuario)</text:p>
      <text:p text:style-name="P1">Precondición: Login como administrador</text:p>
      <text:p text:style-name="P13">__________________________________________________________________________</text:p>
      <text:p text:style-name="P1">(u) Ingresa al sistema</text:p>
      <text:p text:style-name="P1">(u) Selecciona la condición socio económica (?). </text:p>
      <text:p text:style-name="P1">(s) Hace una cosulta a la base de datos, para que traiga a todos los estudiantes según la condición socioeconómica elegida.</text:p>
      <text:p text:style-name="P26">(s) Despliega los datos extraídos de la consulta en la página del administrador, en forma de tabla. (?)</text:p>
      <text:p text:style-name="P10"/>
      <text:p text:style-name="P18">__________________________________________________________________________</text:p>
      <text:p text:style-name="P1">Requerimiento Gestion de fichas de solicitud de beca.</text:p>
      <text:p text:style-name="P1">Caso de uso: B<text:span text:style-name="T8">uscar estudiantes por su numero de cédula en la tabla de ficha de solicitud de beca.</text:span></text:p>
      <text:p text:style-name="P1">1. <text:s/>Flujo básico S(sistema) U(usuario)</text:p>
      <text:list xml:id="list7488628433482313247" text:style-name="L10">
        <text:list-item>
          <text:p text:style-name="P55">Precondición: Login como administrador</text:p>
        </text:list-item>
      </text:list>
      <text:list xml:id="list1082596098336949474" text:style-name="L11">
        <text:list-item>
          <text:p text:style-name="P59">La lista de estudiantes debe ser previamente desplegada por el administrador.</text:p>
        </text:list-item>
      </text:list>
      <text:p text:style-name="P2">________________________________________________________________</text:p>
      <text:p text:style-name="P24">(u) Ingresa numero de cedula de estudiante a una caja de texto </text:p>
      <text:p text:style-name="P24">(s) Muestra al estudiante que pidio buscar.</text:p>
      <text:p text:style-name="P24"><text:s/>Postcondicion: </text:p>
      <text:p text:style-name="P24">(u) Verifica si existe una declaracion jurada firmada (en físico)por el encargado y determina si al estudiante se le debe cambiar de estado (Aprobado/noAprobado/paraTabla), y <text:s/>de serlo pasarlo no a la tabla de postulantes.</text:p>
      <text:p text:style-name="P23"/>
      <text:p text:style-name="P23"/>
      <text:p text:style-name="P12"/>
      <text:p text:style-name="P20"/>
      <text:p text:style-name="P20"><text:soft-page-break/></text:p>
      <text:p text:style-name="P20">Descripción de casos de uso</text:p>
      <text:p text:style-name="P3">Gestion de estudiantes</text:p>
      <text:p text:style-name="P1">. Insertar nuevos estudiantes</text:p>
      <text:p text:style-name="P1">. Actualizar estudiante</text:p>
      <text:p text:style-name="P1">. Borrado lógicos.</text:p>
      <text:p text:style-name="P2">________________________________________________________________</text:p>
      <text:p text:style-name="P18">Caso de uso: Insertar nuevos estudiantes</text:p>
      <text:p text:style-name="P18">Flujo base</text:p>
      <text:p text:style-name="P27">U(Usuario) S(Sistema)</text:p>
      <text:p text:style-name="P19">(???????????)</text:p>
      <text:p text:style-name="P1">(U) 1. Ingresa a la ventana de gestion de estudiantes.</text:p>
      <text:p text:style-name="P1">(U) 2. Presionar un boton para subir el registro(</text:p>
      <text:p text:style-name="P1">(S) 3. Despliega el explorador de archivos.</text:p>
      <text:p text:style-name="P1">(U) 4. Selecciona el archivo con extensión XML que contiene el registro de estudiantes matriculados.</text:p>
      <text:p text:style-name="P1">(S) 5.El archivo se envia, se ingresan los nuevos estudiante, se actualizan los datos de los que ya estaban en el sistema (datos como: año del proceso... para que la base de datos del trámite de beca solo procese datos del mismo año, ???).</text:p>
      <text:p text:style-name="P1">(S) 6. Borrará a los estudiantes cuyos datos degen de ser actualizados cada año.</text:p>
      <text:p text:style-name="P1">(S) 7. Mostrará mensaje que confirme el proceso anteri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Descripción de casos de uso</text:p>
      <text:p text:style-name="P29">Generar reportes</text:p>
      <text:p text:style-name="P18">Caso de uso: Ver reportes</text:p>
      <text:p text:style-name="P18">Flujo base</text:p>
      <text:p text:style-name="P27">U(Usuario) S(Sistema)</text:p>
      <text:p text:style-name="P8">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</text:p>
      <text:p text:style-name="P20">/**Aun falta*/</text:p>
      <text:p text:style-name="P20">Descripción de casos de uso</text:p>
      <text:p text:style-name="P29">Una base de datos</text:p>
      <text:p text:style-name="P18">Caso de uso: Almacenar información de estudiantes</text:p>
      <text:p text:style-name="P18">Flujo base</text:p>
      <text:p text:style-name="P27">U(Usuario) S(Sistema)</text:p>
      <text:p text:style-name="P18">(U) 1. Envia todo el registro de estudiantes en conjunto a la base de datos. (xml)</text:p>
      <text:p text:style-name="P18">(S) 2 Almacena todos los estudiantes con datos como:</text:p>
      <text:p text:style-name="P18"><text:tab/>Nombre, PrimerApellido,SegundoApellido, Sexo(hombre/mujer),CorreoElectrónico (No necesario), Nacionalidad, Religion. <text:span text:style-name="T3">(Dirección exacta tambien?)</text:span></text:p>
      <text:p text:style-name="P28"/>
      <text:p text:style-name="P18">Caso de uso: Almacenar información de residencia</text:p>
      <text:p text:style-name="P18">Flujo base</text:p>
      <text:p text:style-name="P27">U(Usuario) S(Sistema)</text:p>
      <text:p text:style-name="P18">(U) 1. Envia todo el registro de residencia cercanas a la institución, a la base de datos. </text:p>
      <text:p text:style-name="P18">(S) 2 Almacena todos las resindencia por:</text:p>
      <text:p text:style-name="P18"><text:tab/>Provincia,Cantón,Distrito, cada</text:p>
      <text:p text:style-name="P3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Descripción de casos de uso</text:p>
      <text:p text:style-name="P29">Bitacora del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Villegas</meta:initial-creator>
    <meta:creation-date>2015-05-14T09:37:13.11</meta:creation-date>
    <dc:date>2015-05-20T10:25:20.98</dc:date>
    <dc:creator>Alex Villegas</dc:creator>
    <meta:editing-duration>PT17H21M21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10" meta:paragraph-count="168" meta:word-count="1178" meta:character-count="7844"/>
  </office:meta>
</office:document-meta>
</file>